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0c607" officeooo:paragraph-rsid="0020c607"/>
    </style:style>
    <style:style style:name="P2" style:family="paragraph" style:parent-style-name="Standard">
      <style:text-properties officeooo:paragraph-rsid="001e81c7"/>
    </style:style>
    <style:style style:name="P3" style:family="paragraph" style:parent-style-name="Standard">
      <style:text-properties officeooo:rsid="00223c65" officeooo:paragraph-rsid="00223c65"/>
    </style:style>
    <style:style style:name="P4" style:family="paragraph" style:parent-style-name="Table_20_Contents">
      <style:text-properties officeooo:rsid="0011973c" officeooo:paragraph-rsid="001e81c7"/>
    </style:style>
    <style:style style:name="P5" style:family="paragraph" style:parent-style-name="Table_20_Contents">
      <style:text-properties officeooo:rsid="001e40a0" officeooo:paragraph-rsid="001e81c7"/>
    </style:style>
    <style:style style:name="P6" style:family="paragraph" style:parent-style-name="Table_20_Contents">
      <style:text-properties officeooo:rsid="0023c411" officeooo:paragraph-rsid="001e81c7"/>
    </style:style>
    <style:style style:name="P7" style:family="paragraph" style:parent-style-name="Standard">
      <style:paragraph-properties fo:margin-left="0.4925in" fo:margin-right="0in" fo:text-indent="0in" style:auto-text-indent="false"/>
      <style:text-properties officeooo:rsid="00223c65" officeooo:paragraph-rsid="00223c65"/>
    </style:style>
    <style:style style:name="P8" style:family="paragraph" style:parent-style-name="Standard">
      <style:paragraph-properties fo:margin-left="0.4925in" fo:margin-right="0in" fo:text-indent="0in" style:auto-text-indent="false"/>
      <style:text-properties style:font-name="Lucida Console" fo:font-size="10pt" officeooo:rsid="00223c65" officeooo:paragraph-rsid="00223c65" style:font-size-asian="10pt" style:font-size-complex="10pt"/>
    </style:style>
    <style:style style:name="P9" style:family="paragraph" style:parent-style-name="Standard">
      <style:paragraph-properties fo:margin-left="0.4925in" fo:margin-right="0in" fo:text-indent="0in" style:auto-text-indent="false"/>
      <style:text-properties officeooo:rsid="0022c0f0" officeooo:paragraph-rsid="0022c0f0"/>
    </style:style>
    <style:style style:name="P10" style:family="paragraph" style:parent-style-name="Standard">
      <style:paragraph-properties fo:margin-left="0in" fo:margin-right="0in" fo:text-indent="0in" style:auto-text-indent="false"/>
      <style:text-properties officeooo:rsid="00223c65" officeooo:paragraph-rsid="00223c65"/>
    </style:style>
    <style:style style:name="P11" style:family="paragraph" style:parent-style-name="Standard">
      <style:paragraph-properties fo:margin-left="0in" fo:margin-right="0in" fo:text-indent="0in" style:auto-text-indent="false"/>
      <style:text-properties officeooo:rsid="0022c0f0" officeooo:paragraph-rsid="0022c0f0"/>
    </style:style>
    <style:style style:name="P12" style:family="paragraph" style:parent-style-name="Standard">
      <style:paragraph-properties fo:margin-left="0.4925in" fo:margin-right="0in" fo:text-indent="0in" style:auto-text-indent="false"/>
      <style:text-properties officeooo:rsid="0022c0f0" officeooo:paragraph-rsid="00243f28"/>
    </style:style>
    <style:style style:name="P13" style:family="paragraph" style:parent-style-name="Standard">
      <style:paragraph-properties fo:margin-left="0.4925in" fo:margin-right="0in" fo:text-indent="0in" style:auto-text-indent="false"/>
      <style:text-properties officeooo:rsid="00243f28" officeooo:paragraph-rsid="00243f28"/>
    </style:style>
    <style:style style:name="T1" style:family="text">
      <style:text-properties officeooo:rsid="00223c65"/>
    </style:style>
    <style:style style:name="T2" style:family="text">
      <style:text-properties officeooo:rsid="0022c0f0"/>
    </style:style>
    <style:style style:name="T3" style:family="text">
      <style:text-properties officeooo:rsid="00243f2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You are given an array <text:span text:style-name="T1">in sorted order</text:span>. Write some code which will <text:span text:style-name="T1">return true </text:span>if <text:span text:style-name="T1">there are </text:span>two values <text:span text:style-name="T1">in the array which add up to a given sum.</text:span></text:p>
      <text:p text:style-name="P1"/>
      <text:p text:style-name="P3">Interviewer notes: </text:p>
      <text:p text:style-name="P3">- A clean solution follows:</text:p>
      <text:p text:style-name="P3"/>
      <text:p text:style-name="P8">Public boolean areTwoValuesPresent(int[] sorted_arr, int sum) {</text:p>
      <text:p text:style-name="P8"><text:tab/>int n1 = 0; int n2 = sorted_arr.length -1;</text:p>
      <text:p text:style-name="P8"/>
      <text:p text:style-name="P8"><text:tab/><text:span text:style-name="T2">boolean rtn = false;</text:span></text:p>
      <text:p text:style-name="P8"><text:tab/>while (n1 &lt; n2) {</text:p>
      <text:p text:style-name="P8"><text:tab/><text:tab/>int tmp = sorted_arr[n1] + sorted_arr[n2];</text:p>
      <text:p text:style-name="P8"><text:tab/><text:tab/>if (tmp &gt; sum) n2--;</text:p>
      <text:p text:style-name="P8"><text:tab/><text:tab/>else if (tmp &lt; sum) n1++;</text:p>
      <text:p text:style-name="P8"><text:tab/><text:tab/>else if (tmp == sum) rtn = true;</text:p>
      <text:p text:style-name="P8"><text:tab/>}</text:p>
      <text:p text:style-name="P8"/>
      <text:p text:style-name="P8"><text:tab/>return rtn;</text:p>
      <text:p text:style-name="P8">}</text:p>
      <text:p text:style-name="P7"/>
      <text:p text:style-name="P10">- Once the candidate has a solution, ask “What is the time complexity of this algorithm?”</text:p>
      <text:p text:style-name="P10"><text:tab/><text:span text:style-name="T2">Hint: The above solution is O(n).</text:span></text:p>
      <text:p text:style-name="P10"/>
      <text:p text:style-name="P11"><text:tab/>Ask, “what is the space complexity?”</text:p>
      <text:p text:style-name="P9">Hint: The above solution is O(1), constant space, meaning it uses no additional space to arrive at a solution.</text:p>
      <text:p text:style-name="P9"/>
      <text:p text:style-name="P11">- Ask, what if the array was not sorted? Could you still tell if two values added up to a given sum?</text:p>
      <text:p text:style-name="P12">Hint: <text:span text:style-name="T3">Yes.</text:span></text:p>
      <text:p text:style-name="P12"/>
      <text:p text:style-name="P13">Further hint: You’ll need a Set.</text:p>
      <text:p text:style-name="P13"/>
      <text:p text:style-name="P13">Solution: You would use the Set, to keep track of previous numbers to see if they matched the difference between the proposed sum, and subsequent numbers in the array. The time complexity would still be O(n), but the space would be O(n),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925in" table:align="margins"/>
    </style:style>
    <style:style style:name="Table4.A" style:family="table-column">
      <style:table-column-properties style:column-width="2.3083in" style:rel-column-width="21845*"/>
    </style:style>
    <style:style style:name="Table4.B" style:family="table-column">
      <style:table-column-properties style:column-width="1.5014in" style:rel-column-width="14208*"/>
    </style:style>
    <style:style style:name="Table4.C" style:family="table-column">
      <style:table-column-properties style:column-width="1.5576in" style:rel-column-width="14740*"/>
    </style:style>
    <style:style style:name="Table4.D" style:family="table-column">
      <style:table-column-properties style:column-width="1.5576in" style:rel-column-width="14742*"/>
    </style:style>
    <style:style style:name="Table4.A1" style:family="table-cell">
      <style:table-cell-properties fo:background-color="#b2b2b2" fo:padding="0.0382in" fo:border="none">
        <style:background-image/>
      </style:table-cell-properties>
    </style:style>
    <style:style style:name="MP1" style:family="paragraph" style:parent-style-name="Standard">
      <style:text-properties officeooo:rsid="0020c607" officeooo:paragraph-rsid="0020c607"/>
    </style:style>
    <style:style style:name="MP2" style:family="paragraph" style:parent-style-name="Table_20_Contents">
      <style:text-properties officeooo:rsid="0011973c" officeooo:paragraph-rsid="001e81c7"/>
    </style:style>
    <style:style style:name="MP3" style:family="paragraph" style:parent-style-name="Table_20_Contents">
      <style:text-properties officeooo:rsid="001e40a0" officeooo:paragraph-rsid="001e81c7"/>
    </style:style>
    <style:style style:name="MP4" style:family="paragraph" style:parent-style-name="Table_20_Contents">
      <style:text-properties officeooo:rsid="0023c411" officeooo:paragraph-rsid="001e81c7"/>
    </style:style>
    <style:style style:name="MP5" style:family="paragraph" style:parent-style-name="Standard">
      <style:text-properties officeooo:paragraph-rsid="001e81c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MP1">Array – Find values adding up to a given sum</text:p>
            </table:table-cell>
            <table:table-cell table:style-name="Table4.A1" office:value-type="string">
              <text:p text:style-name="MP2">Coding</text:p>
            </table:table-cell>
            <table:table-cell table:style-name="Table4.A1" office:value-type="string">
              <text:p text:style-name="MP3">Easy</text:p>
            </table:table-cell>
            <table:table-cell table:style-name="Table4.A1" office:value-type="string">
              <text:p text:style-name="MP4">Page 1 of 1</text:p>
            </table:table-cell>
          </table:table-row>
        </table:table>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1T17:10:14.430000000</meta:creation-date>
    <dc:date>2017-08-17T10:26:59.292000000</dc:date>
    <meta:editing-duration>PT16M43S</meta:editing-duration>
    <meta:editing-cycles>4</meta:editing-cycles>
    <meta:generator>LibreOffice/5.2.5.1$Windows_x86 LibreOffice_project/0312e1a284a7d50ca85a365c316c7abbf20a4d22</meta:generator>
    <meta:document-statistic meta:table-count="1" meta:image-count="0" meta:object-count="0" meta:page-count="1" meta:paragraph-count="26" meta:word-count="228" meta:character-count="1200" meta:non-whitespace-character-count="982"/>
  </office:meta>
</office:document-meta>
</file>